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3.6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6" table:row="9" table:table="0"/>
          <office:change-info>
            <dc:creator>Bob Jacobsen</dc:creator>
            <dc:date>2010-08-01T09:08:04</dc:date>
          </office:change-info>
          <table:previous>
            <table:change-track-table-cell office:value-type="string">
              <text:p>Reserved for CBUS-defined EventIDs (specifically when last two bytes zero); see Eid Allocations sheet, where this is referred to as “CBUS vnode”</text:p>
            </table:change-track-table-cell>
          </table:previous>
        </table:cell-content-change>
      </table:tracked-changes>
      <table:table table:name="Sheet1" table:style-name="ta1" table:print="false">
        <table:table-column table:style-name="co2" table:number-columns-repeated="6" table:default-cell-style-name="ce5"/>
        <table:table-column table:style-name="co4" table:default-cell-style-name="ce8"/>
        <table:table-column table:style-name="co3" table:number-columns-repeated="1015" table:default-cell-style-name="ce5"/>
        <table:table-row table:style-name="ro1">
          <table:table-cell table:style-name="ce1" office:value-type="string">
            <text:p>For background, see NidUniqueAssignment.html; X means any; - means sub-assigned discriminator value</text:p>
          </table:table-cell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2" office:value-type="string">
            <text:p>Byte 1</text:p>
          </table:table-cell>
          <table:table-cell table:style-name="ce2" office:value-type="string">
            <text:p>Byte 2</text:p>
          </table:table-cell>
          <table:table-cell table:style-name="ce2" office:value-type="string">
            <text:p>Byte 3</text:p>
          </table:table-cell>
          <table:table-cell table:style-name="ce2" office:value-type="string">
            <text:p>Byte 4</text:p>
          </table:table-cell>
          <table:table-cell table:style-name="ce2" office:value-type="string">
            <text:p>Byte 5</text:p>
          </table:table-cell>
          <table:table-cell table:style-name="ce2" office:value-type="string">
            <text:p>Byte 6</text:p>
          </table:table-cell>
          <table:table-cell table:style-name="ce7" office:value-type="string">
            <text:p>Owner/Use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string">
            <text:p>Reserved; Leading 0 byte indicates uninitialized or non-standard Node ID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served; convenient value for “No node”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Reserved for well-known global identifiers</text:p>
          </table:table-cell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erved for well-known EventIDs (see EidAllocations sheet; this is referred to as “OpenLCB vnode” there)</text:p>
          </table:table-cell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Reserved for CBUS-defined EventIDs (specifically when last two bytes zero); see EidAllocations sheet, where this is referred to as “CBUS vnode”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4" office:value-type="string">
            <text:p>X</text:p>
          </table:table-cell>
          <table:table-cell office:value-type="string">
            <text:p>XpressNet translation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LocoNet packet transport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4" office:value-type="string">
            <text:p>X</text:p>
          </table:table-cell>
          <table:table-cell office:value-type="string">
            <text:p>DCC translation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Manufacturer-specific assignments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FGID</text:p>
          </table:table-cell>
          <table:table-cell table:number-columns-repeated="3" office:value-type="string">
            <text:p>X</text:p>
          </table:table-cell>
          <table:table-cell office:value-type="string">
            <text:p>Manufacturer space bank 1 (by NMRA Mfg ID byte)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DIY (shared unmanaged space, not recommended for individual use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JMRI (e.g. for use in software solutions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X</text:p>
          </table:table-cell>
          <table:table-cell office:value-type="string">
            <text:p>Lenz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X</text:p>
          </table:table-cell>
          <table:table-cell office:value-type="string">
            <text:p>Digitrax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office:value-type="string">
            <text:p>NMRA reserved</text:p>
          </table:table-cell>
          <table:table-cell table:style-name="Default" table:number-columns-repeated="1015"/>
        </table:table-row>
        <table:table-row table:style-name="ro1">
          <table:table-cell table:style-name="ce4" table:number-columns-repeated="6"/>
          <table:table-cell table:style-name="Default" table:number-columns-repeated="1016"/>
        </table:table-row>
        <table:table-row table:style-name="ro1" table:number-rows-repeated="3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Self-assigning groups space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NMRA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Frem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Ntrak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Layout Hi</text:p>
          </table:table-cell>
          <table:table-cell office:value-type="string">
            <text:p>Layout Lo</text:p>
          </table:table-cell>
          <table:table-cell office:value-type="string">
            <text:p>NN Hi</text:p>
          </table:table-cell>
          <table:table-cell office:value-type="string">
            <text:p>NN Lo</text:p>
          </table:table-cell>
          <table:table-cell office:value-type="string">
            <text:p>CBUS – for mapping existing modules, using the “Layout ID” etc defined by CBU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IP</text:p>
          </table:table-cell>
          <table:table-cell office:value-type="string">
            <text:p>X</text:p>
          </table:table-cell>
          <table:table-cell office:value-type="string">
            <text:p>Self-assigned via globally visible Ipv4 host number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Specifically assigned ranges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8-bit assigned rang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avid P Harri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Alex Shepherd</text:p>
          </table:table-cell>
          <table:table-cell table:number-columns-repeated="1015"/>
        </table:table-row>
        <table:table-row table:style-name="ro1" table:number-rows-repeated="2">
          <table:table-cell table:style-name="ce6"/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X</text:p>
          </table:table-cell>
          <table:table-cell office:value-type="string">
            <text:p>16-bit assigned range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office:value-type="string">
            <text:p>24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Locomotive control syste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DC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D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TM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arklin/Motorola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TH DC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(tentative) RFID messages as events, need 3 bytes in NID for 40 bit tag</text:p>
          </table:table-cell>
          <table:table-cell table:number-columns-repeated="1015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office:value-type="string">
            <text:p>0xFF</text:p>
          </table:table-cell>
          <table:table-cell table:number-columns-repeated="5" office:value-type="string">
            <text:p>X</text:p>
          </table:table-cell>
          <table:table-cell office:value-type="string">
            <text:p>Reserved, indicates an error e.g. reset non-volative memory</text:p>
          </table:table-cell>
          <table:table-cell table:number-columns-repeated="1015"/>
        </table:table-row>
        <table:table-row table:style-name="ro1" table:number-rows-repeated="6547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2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8/01/2010</text:date>, <text:time>01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8-01T01:08:04</dc:date>
    <dc:creator>Bob Jacobsen</dc:creator>
    <meta:editing-duration>PT02H57M44S</meta:editing-duration>
    <meta:editing-cycles>46</meta:editing-cycles>
    <meta:generator>OpenOffice.org/3.2$Unix OpenOffice.org_project/320m12$Build-9483</meta:generator>
    <meta:printed-by>Bob Jacobsen</meta:printed-by>
    <meta:print-date>2010-06-05T10:53:38</meta:print-date>
    <meta:document-statistic meta:table-count="3" meta:cell-count="224" meta:object-count="0"/>
  </office:meta>
</office:document-meta>
</file>